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.8173in" svg:y="16.928in">
            <draw:object draw:notify-on-update-of-ranges="Sheet1.A3:Sheet1.A98 Sheet1.B3:Sheet1.B9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ge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7413" calcext:value-type="float">
            <text:p>74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25" calcext:value-type="float">
            <text:p>58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43" calcext:value-type="float">
            <text:p>57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40" calcext:value-type="float">
            <text:p>58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933" calcext:value-type="float">
            <text:p>59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862" calcext:value-type="float">
            <text:p>58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460" calcext:value-type="float">
            <text:p>646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42" calcext:value-type="float">
            <text:p>63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279" calcext:value-type="float">
            <text:p>62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227" calcext:value-type="float">
            <text:p>62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90" calcext:value-type="float">
            <text:p>639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43" calcext:value-type="float">
            <text:p>494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23" calcext:value-type="float">
            <text:p>49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857" calcext:value-type="float">
            <text:p>48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861" calcext:value-type="float">
            <text:p>48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22" calcext:value-type="float">
            <text:p>49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965" calcext:value-type="float">
            <text:p>49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987" calcext:value-type="float">
            <text:p>498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807" calcext:value-type="float">
            <text:p>48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981" calcext:value-type="float">
            <text:p>498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84" calcext:value-type="float">
            <text:p>498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834" calcext:value-type="float">
            <text:p>38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16" calcext:value-type="float">
            <text:p>38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01" calcext:value-type="float">
            <text:p>39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760" calcext:value-type="float">
            <text:p>37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80" calcext:value-type="float">
            <text:p>388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890" calcext:value-type="float">
            <text:p>389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941" calcext:value-type="float">
            <text:p>39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875" calcext:value-type="float">
            <text:p>38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948" calcext:value-type="float">
            <text:p>394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803" calcext:value-type="float">
            <text:p>280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647" calcext:value-type="float">
            <text:p>26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729" calcext:value-type="float">
            <text:p>27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47" calcext:value-type="float">
            <text:p>274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29" calcext:value-type="float">
            <text:p>272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760" calcext:value-type="float">
            <text:p>276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899" calcext:value-type="float">
            <text:p>289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746" calcext:value-type="float">
            <text:p>274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690" calcext:value-type="float">
            <text:p>269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56" calcext:value-type="float">
            <text:p>16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813" calcext:value-type="float">
            <text:p>181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16" calcext:value-type="float">
            <text:p>171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66" calcext:value-type="float">
            <text:p>176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33" calcext:value-type="float">
            <text:p>173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48" calcext:value-type="float">
            <text:p>174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02" calcext:value-type="float">
            <text:p>17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762" calcext:value-type="float">
            <text:p>176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98" calcext:value-type="float">
            <text:p>179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821" calcext:value-type="float">
            <text:p>182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45" calcext:value-type="float">
            <text:p>2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13:02:37.789291212</meta:creation-date>
    <dc:date>2015-05-18T13:07:34.851882104</dc:date>
    <meta:editing-duration>P0D</meta:editing-duration>
    <meta:editing-cycles>1</meta:editing-cycles>
    <meta:document-statistic meta:table-count="1" meta:cell-count="195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175cm" svg:y="0.316cm" chart:style-name="ch2">
          <text:p>Liczba kierowców w zależności od wieku, Wielka Brytania</text:p>
        </chart:title>
        <chart:plot-area chart:style-name="ch3" table:cell-range-address="Sheet1.A3:Sheet1.B98" chart:data-source-has-labels="column" svg:x="0.32cm" svg:y="1.301cm" svg:width="15.36cm" svg:height="6.538cm">
          <chartooo:coordinate-region svg:x="1.312cm" svg:y="1.5cm" svg:width="14.368cm" svg:height="5.547cm"/>
          <chart:axis chart:dimension="x" chart:name="primary-x" chart:style-name="ch4" chartooo:axis-type="auto">
            <chartooo:date-scale/>
            <chart:title svg:x="7.612cm" svg:y="8.019cm" chart:style-name="ch5">
              <text:p>wiek</text:p>
            </chart:title>
            <chart:categories table:cell-range-address="Sheet1.A3:Sheet1.A9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:Sheet1.B98" chart:class="chart:bar">
            <chart:data-point chart:repeated="9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3:Sheet1.A98</svg:desc>
                </draw:g>
              </table:table-cell>
              <table:table-cell office:value-type="float" office:value="29">
                <text:p>29</text:p>
                <draw:g>
                  <svg:desc>Sheet1.B3:Sheet1.B9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825">
                <text:p>582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5743">
                <text:p>574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5840">
                <text:p>584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933">
                <text:p>59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862">
                <text:p>586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6460">
                <text:p>6460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6342">
                <text:p>634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6279">
                <text:p>627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6227">
                <text:p>622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6390">
                <text:p>6390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4943">
                <text:p>494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4923">
                <text:p>492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4857">
                <text:p>485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4861">
                <text:p>486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922">
                <text:p>492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4965">
                <text:p>496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987">
                <text:p>498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4807">
                <text:p>480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4981">
                <text:p>498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4984">
                <text:p>498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834">
                <text:p>383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816">
                <text:p>3816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901">
                <text:p>390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760">
                <text:p>376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3890">
                <text:p>389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941">
                <text:p>394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967">
                <text:p>396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948">
                <text:p>394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803">
                <text:p>2803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647">
                <text:p>264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729">
                <text:p>272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747">
                <text:p>2747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729">
                <text:p>2729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899">
                <text:p>2899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746">
                <text:p>2746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690">
                <text:p>2690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716">
                <text:p>1716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762">
                <text:p>176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798">
                <text:p>1798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821">
                <text:p>1821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45">
                <text:p>2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